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margin-top="0in" fo:margin-bottom="0.1665in" style:contextual-spacing="false" fo:orphans="2" fo:widows="2" fo:text-indent="0in" style:auto-text-indent="false"/>
      <style:text-properties officeooo:rsid="000dbd01" officeooo:paragraph-rsid="000dbd01"/>
    </style:style>
    <style:style style:name="P2" style:family="paragraph" style:parent-style-name="Heading_20_1">
      <style:paragraph-properties fo:margin-left="0in" fo:margin-right="0in" fo:margin-top="0in" fo:margin-bottom="0.1665in" style:contextual-spacing="false" fo:orphans="2" fo:widows="2" fo:text-indent="0in" style:auto-text-indent="false"/>
    </style:style>
    <style:style style:name="P3" style:family="paragraph" style:parent-style-name="Text_20_body">
      <style:paragraph-properties fo:margin-top="0in" fo:margin-bottom="0.1665in" style:contextual-spacing="false"/>
    </style:style>
    <style:style style:name="P4" style:family="paragraph" style:parent-style-name="Heading_20_2">
      <style:paragraph-properties fo:margin-top="0in" fo:margin-bottom="0.1665in" style:contextual-spacing="false"/>
    </style:style>
    <style:style style:name="P5" style:family="paragraph" style:parent-style-name="Text_20_body" style:list-style-name="L1">
      <style:paragraph-properties fo:margin-top="0in" fo:margin-bottom="0.1665in" style:contextual-spacing="false"/>
    </style:style>
    <style:style style:name="P6" style:family="paragraph" style:parent-style-name="Horizontal_20_Line">
      <style:paragraph-properties fo:margin-top="0in" fo:margin-bottom="0.1665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ile: OfficeAI.odt</text:h>
      <text:h text:style-name="P2" text:outline-level="1"/>
      <text:h text:style-name="P2" text:outline-level="1">Using AI for Office and Administrative Support</text:h>
      <text:p text:style-name="P3">Artificial Intelligence (AI) can help with many common office and administrative tasks. The quality of the results depends on how clearly the task is described. Small changes in wording can change tone, format, and usefulness of the response.</text:p>
      <text:h text:style-name="P4" text:outline-level="2">Example 1: Formal vs. Business-Casual Writing</text:h>
      <text:p text:style-name="P3"><text:span text:style-name="Strong_20_Emphasis">Question A (Too General):</text:span> Write a letter to a parent about a missed meeting.<text:line-break/><text:span text:style-name="Strong_20_Emphasis">Result:</text:span> The tone may not match workplace expectations.</text:p>
      <text:p text:style-name="P3"><text:span text:style-name="Strong_20_Emphasis">Question B (Formal):</text:span> Write a formal business letter to a parent explaining that they missed a scheduled meeting and how to reschedule.<text:line-break/><text:span text:style-name="Strong_20_Emphasis">Question C (Business Casual):</text:span> Write a polite, business-casual email to a parent explaining they missed a meeting and inviting them to reschedule.<text:line-break/><text:span text:style-name="Strong_20_Emphasis">What Changes:</text:span> Specifying tone changes word choice, length, and level of formality.</text:p>
      <text:h text:style-name="P4" text:outline-level="2">Example 2: Giving Context for Accuracy</text:h>
      <text:p text:style-name="P3"><text:span text:style-name="Strong_20_Emphasis">Question A:</text:span> Draft a memo about office hours.<text:line-break/><text:span text:style-name="Strong_20_Emphasis">Question B:</text:span> Draft a short memo for staff announcing new front-office hours, effective March 1.<text:line-break/><text:span text:style-name="Strong_20_Emphasis">What Changes:</text:span> Adding details helps the AI produce a clear, usable memo.</text:p>
      <text:h text:style-name="P4" text:outline-level="2">Example 3: Asking for Data or a Chart</text:h>
      <text:p text:style-name="P3"><text:span text:style-name="Strong_20_Emphasis">Question A:</text:span> Make a chart showing attendance.<text:line-break/><text:span text:style-name="Strong_20_Emphasis">Question B:</text:span> Create a simple table showing monthly student attendance percentages for a progress report.<text:line-break/><text:span text:style-name="Strong_20_Emphasis">What Changes:</text:span> The AI now knows what kind of data display is needed and how it will be used.</text:p>
      <text:h text:style-name="P4" text:outline-level="2">Example 4: Step-by-Step Help</text:h>
      <text:p text:style-name="P3"><text:span text:style-name="Strong_20_Emphasis">Question A:</text:span> Help me organize records.<text:line-break/><text:span text:style-name="Strong_20_Emphasis">Question B:</text:span> List step-by-step instructions for organizing student records by year and last name.<text:line-break/><text:span text:style-name="Strong_20_Emphasis">What Changes:</text:span> Asking for steps turns a general answer into a clear process.</text:p>
      <text:h text:style-name="P4" text:outline-level="2">Example 5: Revising Existing Text</text:h>
      <text:p text:style-name="P3"><text:span text:style-name="Strong_20_Emphasis">Question A:</text:span> Fix this email.<text:line-break/><text:span text:style-name="Strong_20_Emphasis">Question B:</text:span> Rewrite this email to be clearer and more professional while keeping it friendly.<text:line-break/><text:span text:style-name="Strong_20_Emphasis">What Changes:</text:span> The AI understands the goal is improvement, not rewriting from scratch.</text:p>
      <text:h text:style-name="P4" text:outline-level="2"><text:soft-page-break/>Key Tips for Office and Admin Tasks</text:h>
      <text:list text:style-name="L1">
        <text:list-item>
          <text:p text:style-name="P5">State the audience (parent, staff, supervisor)</text:p>
        </text:list-item>
        <text:list-item>
          <text:p text:style-name="P5">Choose the tone (formal, professional, friendly)</text:p>
        </text:list-item>
        <text:list-item>
          <text:p text:style-name="P5">Ask for a format (letter, email, table, steps)</text:p>
        </text:list-item>
        <text:list-item>
          <text:p text:style-name="P5">Review and edit before using</text:p>
        </text:list-item>
      </text:list>
      <text:p text:style-name="P3"><text:span text:style-name="Strong_20_Emphasis">Privacy Reminder:</text:span> Do not include confidential or personal information (such as student records, addresses, or ID numbers) when using AI tools.</text:p>
      <text:p text:style-name="P6"/>
      <text:h text:style-name="P4" text:outline-level="2">Additional Examples for Office and Administrative Support</text:h>
      <text:h text:style-name="P4" text:outline-level="2">Example 6: Scheduling and Calendar Management</text:h>
      <text:p text:style-name="P3"><text:span text:style-name="Strong_20_Emphasis">Question A:</text:span> Help me schedule meetings.<text:line-break/><text:span text:style-name="Strong_20_Emphasis">Question B:</text:span> Create a weekly meeting schedule for a school office, avoiding lunch hours and including setup time.<text:line-break/><text:span text:style-name="Strong_20_Emphasis">What Changes:</text:span> Adding constraints helps the AI suggest realistic schedules.</text:p>
      <text:h text:style-name="P4" text:outline-level="2">Example 7: Front-Desk Scripts</text:h>
      <text:p text:style-name="P3"><text:span text:style-name="Strong_20_Emphasis">Question A:</text:span> What should I say when answering the phone?<text:line-break/><text:span text:style-name="Strong_20_Emphasis">Question B:</text:span> Write a short, professional phone greeting for a high school front office, including how to place callers on hold.<text:line-break/><text:span text:style-name="Strong_20_Emphasis">What Changes:</text:span> The response becomes ready-to-use and appropriate for the setting.</text:p>
      <text:h text:style-name="P4" text:outline-level="2">Example 8: Meeting Agendas and Minutes</text:h>
      <text:p text:style-name="P3"><text:span text:style-name="Strong_20_Emphasis">Question A:</text:span> Make an agenda for a meeting.<text:line-break/><text:span text:style-name="Strong_20_Emphasis">Question B:</text:span> Create a simple agenda for a 30-minute staff meeting with time limits for each topic.<text:line-break/><text:span text:style-name="Strong_20_Emphasis">What Changes:</text:span> Time limits and purpose make the agenda practical.</text:p>
      <text:h text:style-name="P4" text:outline-level="2">Example 9: Checklists and Procedures</text:h>
      <text:p text:style-name="P3"><text:span text:style-name="Strong_20_Emphasis">Question A:</text:span> Help me with onboarding.<text:line-break/><text:span text:style-name="Strong_20_Emphasis">Question B:</text:span> Create a checklist for onboarding a new front-office staff member during their first week.<text:line-break/><text:span text:style-name="Strong_20_Emphasis">What Changes:</text:span> The AI provides an organized task list instead of general advice.</text:p>
      <text:h text:style-name="P4" text:outline-level="2">Example 10: End-of-Day or End-of-Term Tasks</text:h>
      <text:p text:style-name="P3"><text:span text:style-name="Strong_20_Emphasis">Question A:</text:span> What should I do at the end of the day?<text:line-break/><text:span text:style-name="Strong_20_Emphasis">Question B:</text:span> List end-of-day closeout tasks for a school office, including records, communication, and security.<text:line-break/><text:span text:style-name="Strong_20_Emphasis">What Changes:</text:span> Specific context leads to a complete and useful checkli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5T17:02:56.261493654</meta:creation-date>
    <meta:editing-duration>PT2M13S</meta:editing-duration>
    <meta:editing-cycles>3</meta:editing-cycles>
    <meta:generator>LibreOffice/25.8.3.2$Linux_X86_64 LibreOffice_project/580$Build-2</meta:generator>
    <dc:title>Blank Half Inch Margin</dc:title>
    <dc:date>2025-12-15T17:07:20.640668960</dc:date>
    <meta:document-statistic meta:table-count="0" meta:image-count="0" meta:object-count="0" meta:page-count="2" meta:paragraph-count="31" meta:word-count="571" meta:character-count="3594" meta:non-whitespace-character-count="3058"/>
    <meta:template xlink:type="simple" xlink:actuate="onRequest" xlink:title="Blank Half Inch Margin" xlink:href="../../../Templates/Blank%20Half%20Inch%20Margin.ott" meta:date="2025-12-15T17:02:55.949946673"/>
  </office:meta>
</office:document-meta>
</file>